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enlo-Regular" svg:font-family="Menlo-Regular" style:font-family-generic="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Times New Roman1" svg:font-family="'Times New Roman'"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ubtitle">
      <style:paragraph-properties fo:text-align="start" style:justify-single-word="false"/>
      <style:text-properties fo:font-weight="bold" style:font-weight-asian="bold" style:font-weight-complex="bold"/>
    </style:style>
    <style:style style:name="P2"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officeooo:paragraph-rsid="000cc085" style:font-size-asian="11pt"/>
    </style:style>
    <style:style style:name="P3"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officeooo:paragraph-rsid="000e9be1" style:font-size-asian="11pt"/>
    </style:style>
    <style:style style:name="P4"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officeooo:paragraph-rsid="000a5bc0" style:font-size-asian="11pt"/>
    </style:style>
    <style:style style:name="P5"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officeooo:paragraph-rsid="0010dae7" style:font-size-asian="11pt"/>
    </style:style>
    <style:style style:name="P6"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officeooo:rsid="000a5bc0" officeooo:paragraph-rsid="000e9be1" style:font-size-asian="11pt"/>
    </style:style>
    <style:style style:name="P7" style:family="paragraph" style:parent-style-name="Standard">
      <style:paragraph-properties fo:margin-left="1.27cm" fo:margin-right="0cm" fo:text-indent="0cm" style:auto-text-indent="false"/>
      <style:text-properties fo:color="#000000" loext:opacity="100%" style:font-name="Menlo-Regular" fo:font-size="11pt" officeooo:rsid="000a5bc0" officeooo:paragraph-rsid="000a5bc0" style:font-size-asian="11pt"/>
    </style:style>
    <style:style style:name="P8" style:family="paragraph" style:parent-style-name="Standard">
      <style:paragraph-properties fo:margin-left="1.27cm" fo:margin-right="0cm" fo:text-indent="0cm" style:auto-text-indent="false"/>
      <style:text-properties fo:color="#000000" loext:opacity="100%" style:font-name="Menlo-Regular" fo:font-size="11pt" officeooo:rsid="000a5bc0" officeooo:paragraph-rsid="000d758a" style:font-size-asian="11pt"/>
    </style:style>
    <style:style style:name="P9"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2a197"/>
    </style:style>
    <style:style style:name="P10" style:family="paragraph" style:parent-style-name="Text_20_body">
      <style:text-properties fo:font-style="italic" fo:font-weight="normal" officeooo:rsid="00193631" officeooo:paragraph-rsid="001b6391" style:font-style-asian="italic" style:font-weight-asian="normal" style:font-style-complex="italic" style:font-weight-complex="normal"/>
    </style:style>
    <style:style style:name="P11" style:family="paragraph" style:parent-style-name="Text_20_body">
      <style:text-properties fo:font-style="italic" officeooo:rsid="00193631" officeooo:paragraph-rsid="00193631" style:font-style-asian="italic" style:font-style-complex="italic"/>
    </style:style>
    <style:style style:name="P12" style:family="paragraph" style:parent-style-name="Heading_20_3">
      <style:text-properties officeooo:paragraph-rsid="000ef1e6"/>
    </style:style>
    <style:style style:name="P13" style:family="paragraph" style:parent-style-name="Heading_20_3">
      <style:text-properties officeooo:paragraph-rsid="000e9be1"/>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3">
      <style:text-properties fo:font-weight="bold" style:font-weight-asian="bold" style:font-weight-complex="bold"/>
    </style:style>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text-properties fo:font-style="italic" officeooo:rsid="00193631" officeooo:paragraph-rsid="001b6391" style:font-style-asian="italic" style:font-style-complex="italic"/>
    </style:style>
    <style:style style:name="P22"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47f6e"/>
    </style:style>
    <style:style style:name="P23"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officeooo:paragraph-rsid="000cc085" style:font-size-asian="11pt"/>
    </style:style>
    <style:style style:name="P24" style:family="paragraph" style:parent-style-name="Standard">
      <style:paragraph-properties fo:margin-left="0cm" fo:margin-right="0cm" fo:text-indent="0cm" style:auto-text-indent="false"/>
      <style:text-properties fo:color="#000000" loext:opacity="100%" style:font-name="Times New Roman1" fo:font-size="12pt" fo:font-style="italic" officeooo:rsid="00193631" officeooo:paragraph-rsid="00193631" style:font-size-asian="12pt" style:font-style-asian="italic" style:font-size-complex="12pt" style:font-style-complex="italic"/>
    </style:style>
    <style:style style:name="P25" style:family="paragraph" style:parent-style-name="Standard">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font-style="italic" officeooo:rsid="00193631" officeooo:paragraph-rsid="001b6391" style:font-size-asian="12pt" style:font-style-asian="italic" style:font-size-complex="12pt" style:font-style-complex="italic"/>
    </style:style>
    <style:style style:name="T1" style:family="text">
      <style:text-properties officeooo:rsid="000cc085"/>
    </style:style>
    <style:style style:name="T2" style:family="text">
      <style:text-properties style:font-name="Arial" fo:font-size="14.1000003814697pt" fo:font-weight="bold" officeooo:rsid="000cc085" style:font-name-asian="PingFang SC" style:font-size-asian="14.1000003814697pt" style:font-weight-asian="bold" style:font-name-complex="Lucida Sans" style:font-size-complex="14.1000003814697pt" style:font-weight-complex="bold"/>
    </style:style>
    <style:style style:name="T3" style:family="text">
      <style:text-properties officeooo:rsid="000d758a"/>
    </style:style>
    <style:style style:name="T4" style:family="text">
      <style:text-properties officeooo:rsid="000e9be1"/>
    </style:style>
    <style:style style:name="T5" style:family="text">
      <style:text-properties officeooo:rsid="000ef1e6"/>
    </style:style>
    <style:style style:name="T6" style:family="text">
      <style:text-properties fo:color="#000000" loext:opacity="100%" style:font-name="Menlo-Regular" fo:font-size="11pt" style:font-size-asian="11pt"/>
    </style:style>
    <style:style style:name="T7" style:family="text">
      <style:text-properties fo:color="#000000" loext:opacity="100%" style:font-name="Times New Roman1" fo:font-size="12pt" style:font-size-asian="12pt" style:font-size-complex="12pt"/>
    </style:style>
    <style:style style:name="T8" style:family="text">
      <style:text-properties fo:color="#000000" loext:opacity="100%" style:font-name="Times New Roman1" fo:font-size="12pt" officeooo:rsid="001b6391" style:font-size-asian="12pt" style:font-size-complex="12pt"/>
    </style:style>
    <style:style style:name="T9" style:family="text">
      <style:text-properties fo:color="#000000" loext:opacity="100%" style:font-name="Times New Roman1" fo:font-size="12pt" fo:font-weight="normal" style:font-size-asian="12pt" style:font-weight-asian="normal" style:font-size-complex="12pt" style:font-weight-complex="normal"/>
    </style:style>
    <style:style style:name="T10" style:family="text">
      <style:text-properties fo:color="#000000" loext:opacity="100%" style:font-name="Times New Roman1" fo:font-size="12pt" fo:font-weight="normal" officeooo:rsid="001b6391" style:font-size-asian="12pt" style:font-weight-asian="normal" style:font-size-complex="12pt"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ae47a" style:font-weight-asian="normal" style:font-weight-complex="normal"/>
    </style:style>
    <style:style style:name="T14" style:family="text">
      <style:text-properties fo:font-weight="normal" officeooo:rsid="001b6391" style:font-weight-asian="normal" style:font-weight-complex="normal"/>
    </style:style>
    <style:style style:name="T15" style:family="text">
      <style:text-properties fo:font-weight="normal" officeooo:rsid="001d1916" style:font-weight-asian="normal" style:font-weight-complex="normal"/>
    </style:style>
    <style:style style:name="T16" style:family="text">
      <style:text-properties fo:font-weight="normal" officeooo:rsid="001e4c65" style:font-weight-asian="normal" style:font-weight-complex="normal"/>
    </style:style>
    <style:style style:name="T17" style:family="text">
      <style:text-properties fo:font-style="italic" style:font-style-asian="italic" style:font-style-complex="italic"/>
    </style:style>
    <style:style style:name="T18" style:family="text">
      <style:text-properties officeooo:rsid="001ae47a"/>
    </style:style>
    <style:style style:name="T19" style:family="text">
      <style:text-properties officeooo:rsid="001b6391"/>
    </style:style>
    <style:style style:name="T20" style:family="text">
      <style:text-properties officeooo:rsid="001d1916"/>
    </style:style>
    <style:style style:name="T21" style:family="text">
      <style:text-properties officeooo:rsid="001e4c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mmary of Changes to LCC Documents 2021-04-25</text:p>
      <text:h text:style-name="Heading_20_3" text:outline-level="3"><text:span text:style-name="T2">D</text:span>ocuments <text:span text:style-name="T1">with </text:span><text:span text:style-name="T3">only Coversheet and CC License </text:span><text:span text:style-name="T1">changes</text:span></text:h>
      <text:p text:style-name="P10"><text:span text:style-name="T21">The changes to the first set of documents have e</text:span>ffectively “no change to any <text:span text:style-name="T19">standards </text:span>content”, <text:span text:style-name="T21">the changes are </text:span>just <text:span text:style-name="T21">to the </text:span>Licensing details in the footer <text:span text:style-name="T19">and changes to the NMRA cover sheet to include the logo with the ® symbol, add TM symbol to the LCC text and adds the legal fine-print. </text:span><text:s/>Should be fine to adopt immediately.</text:p>
      <text:p text:style-name="P2">TN-9.7.0.1-Glossary-2021-04-25.pdf</text:p>
      <text:p text:style-name="P2">TN-9.7.0.2-CommonInformation-2021-04-25.pdf</text:p>
      <text:p text:style-name="P2">S-9.7.1.1-CanPhysical-2021-04-25.pdf</text:p>
      <text:p text:style-name="P2">TN-9.7.1.1-CanPhysical-2021-04-25.pdf</text:p>
      <text:p text:style-name="P2">S-9.7.2.1-CanFrameTransfer-2021-04-25.pdf</text:p>
      <text:p text:style-name="P2">TN-9.7.2.1-CanFrameTransfer-2021-04-25.pdf</text:p>
      <text:p text:style-name="P2">S-9.7.3-MessageNetwork-2021-04-25.pdf</text:p>
      <text:p text:style-name="P2">S-9.7.3.1-EventTransport-2021-04-25.pdf</text:p>
      <text:p text:style-name="P2">TN-9.7.3.1-EventTransport-2021-04-25.pdf</text:p>
      <text:p text:style-name="P2">S-9.7.3.2-DatagramTransport-2021-04-25.pdf</text:p>
      <text:p text:style-name="P2">TN-9.7.3.2-DatagramTransport-2021-04-25.pdf</text:p>
      <text:p text:style-name="P2">TN-9.7.4.1-ConfigurationDescriptionInformation-2021-04-25.pdf</text:p>
      <text:p text:style-name="P2">S-9.7.4.2-MemoryConfiguration-2021-04-25.pdf</text:p>
      <text:p text:style-name="P2">TN-9.7.4.2-MemoryConfiguration-2021-04-25.pdf</text:p>
      <text:p text:style-name="P2">S-9.7.4.3-SimpleNodeInformation-2021-04-25.pdf</text:p>
      <text:p text:style-name="P2">TN-9.7.4.3-SimpleNodeInformation-2021-04-25.pdf</text:p>
      <text:list xml:id="list3015602505" text:style-name="L1">
        <text:list-item>
          <text:list>
            <text:list-item>
              <text:p text:style-name="P14">Changed LCC logo to include the ® symbol</text:p>
            </text:list-item>
            <text:list-item>
              <text:p text:style-name="P14">Changed “Layout Command Control” to have the TM symbol</text:p>
            </text:list-item>
            <text:list-item>
              <text:p text:style-name="P14">Added the NMRA Legal Disclaimer fine-print</text:p>
            </text:list-item>
            <text:list-item>
              <text:p text:style-name="P14">Changed the OpenLCB license to “Creative Commons Attribution-ShareAlike 4.0 International”</text:p>
            </text:list-item>
          </text:list>
        </text:list-item>
      </text:list>
      <text:h text:style-name="P12" text:outline-level="3"><text:span text:style-name="T4">Documents </text:span><text:span text:style-name="T5">that have been </text:span><text:span text:style-name="T4">Adopted</text:span> <text:span text:style-name="T4">after Public Comment</text:span></text:h>
      <text:p text:style-name="P11">These two documents were in draft since Feb-2016 but as they were the only docs in-progress at the time they got delayed. The protocol is in use already by manufacturers and supported in JMRI and hasn’t generated any issues we know about. Should be fine to adopt immediately.</text:p>
      <text:p text:style-name="P3">S-9.7.4.4-FirmwareUpgrade-2021-04-25.pdf</text:p>
      <text:p text:style-name="P6">TN-9.7.4.4-FirmwareUpgrade-2021-04-25.pdf</text:p>
      <text:h text:style-name="P12" text:outline-level="3">Documents <text:span text:style-name="T5">with </text:span><text:span text:style-name="T4">C</text:span><text:span text:style-name="T5">hanges</text:span><text:span text:style-name="T4"> for Public Comment</text:span></text:h>
      <text:p text:style-name="P24">The changes in two docs below correct an oversight in how we assign a 24-bit address range to Manufacturers without a DC Manufacturer ID. We would have had to allocate them a range in the DIY area which seemed the wrong “<text:span text:style-name="T18">status</text:span>” <text:span text:style-name="T18">association</text:span>. This change puts them right next to Manufacturer<text:span text:style-name="T20">s</text:span> WITH a DCC Manufacturer ID. <text:span text:style-name="T18">The other changes were fixing typos. S</text:span>hould be fine to adopt immediately.</text:p>
      <text:p text:style-name="P7">S-9.7.0.3-UniqueIdentifiers-2021-04-25.pdf</text:p>
      <text:p text:style-name="P4">TN-9.7.0.3-UniqueIdentifiers-2021-04-25.pdf</text:p>
      <text:list xml:id="list3551143910" text:style-name="L2">
        <text:list-item>
          <text:list>
            <text:list-item>
              <text:p text:style-name="P15">Added to section <text:span text:style-name="T11">5.4 Manufacturer Specific</text:span> for manufacturers without a NMRA Assigned DCC Manufacturer ID</text:p>
            </text:list-item>
            <text:list-item>
              <text:p text:style-name="P15">Corrected comments in <text:span text:style-name="T11">5.7 Specifically Assigned by Request</text:span> for 16-bit and 24-bit allocations </text:p>
            </text:list-item>
          </text:list>
        </text:list-item>
      </text:list>
      <text:p text:style-name="Standard"/>
      <text:p text:style-name="P21">The <text:span text:style-name="T18">changes in the next two docs add Well-Known Event definitions for two things. 1) Notify the occurrences of </text:span>Power Brown-Outs <text:span text:style-name="T18">onto the LCC Bus. 2) Adds support for interoperability of LCC and DCC Accessory Decoder (Turnouts + Signals) States. The</text:span><text:span text:style-name="T19">se changes have also been around for a long time (several years) and have been implemented already – they were simply delayed in processing and </text:span><text:span text:style-name="T8">s</text:span><text:span text:style-name="T7">hould be fine to adopt immediately.</text:span></text:p>
      <text:p text:style-name="P22"><text:span text:style-name="T6">S-9.7.0.4-EventIdentifiers-2021-04-25.pdf</text:span></text:p>
      <text:list xml:id="list2925748457" text:style-name="L3">
        <text:list-item>
          <text:list>
            <text:list-item>
              <text:p text:style-name="P16">In section <text:span text:style-name="T11">5.2 Well-Known Automatically-Routed</text:span> added:</text:p>
              <text:list>
                <text:list-item>
                  <text:p text:style-name="P17">Power supply brownout detected below minimum required by node</text:p>
                </text:list-item>
                <text:list-item>
                  <text:p text:style-name="P17">Power supply brownout detected below minimum required by standard</text:p>
                </text:list-item>
              </text:list>
            </text:list-item>
            <text:list-item>
              <text:p text:style-name="P16"><text:soft-page-break/>In section <text:span text:style-name="T11">5.3 Well-Known</text:span> added:</text:p>
              <text:list>
                <text:list-item>
                  <text:p text:style-name="P17">Activate basic DCC accessory decoder address</text:p>
                </text:list-item>
                <text:list-item>
                  <text:p text:style-name="P17">Deactivate basic DCC accessory decoder address</text:p>
                </text:list-item>
                <text:list-item>
                  <text:p text:style-name="P17">Send aspect to extended DCC accessory decoder address</text:p>
                </text:list-item>
              </text:list>
            </text:list-item>
          </text:list>
        </text:list-item>
      </text:list>
      <text:p text:style-name="P4">TN-9.7.0.4-EventIdentifiers-2021-04-25.pdf</text:p>
      <text:list xml:id="list2374868566" text:style-name="L4">
        <text:list-item>
          <text:list>
            <text:list-item>
              <text:p text:style-name="P18">Add section <text:span text:style-name="T11">2.5.2.3 Power Supply Brownout Detected</text:span></text:p>
            </text:list-item>
            <text:list-item>
              <text:p text:style-name="P18">Add section <text:span text:style-name="T11">2.5.3.3 Basic DCC Accessory Decoder</text:span></text:p>
            </text:list-item>
            <text:list-item>
              <text:p text:style-name="P18">Add section <text:span text:style-name="T11">2.5.3.4 Advanced DCC Accessory Decoder</text:span></text:p>
            </text:list-item>
          </text:list>
        </text:list-item>
      </text:list>
      <text:p text:style-name="Standard"><text:span text:style-name="T11"/></text:p>
      <text:p text:style-name="P21"><text:span text:style-name="T12">The </text:span><text:span text:style-name="T13">changes in the next two docs </text:span><text:span text:style-name="T14">simply fix typos to reflect reality and </text:span><text:span text:style-name="T10">s</text:span><text:span text:style-name="T9">hould be fine to adopt immediately.</text:span></text:p>
      <text:p text:style-name="P9"><text:span text:style-name="T6">TN-9.7.3-MessageNetwork-2021-04-25.pdf</text:span> </text:p>
      <text:list xml:id="list3000604100" text:style-name="L5">
        <text:list-item>
          <text:list>
            <text:list-item>
              <text:p text:style-name="P19">Corrected example where message length was incorrectly displayed in section <text:span text:style-name="T11">2.3.5.1 Reject Addressed Optional Interaction</text:span>, lines 271 - 273</text:p>
            </text:list-item>
          </text:list>
        </text:list-item>
      </text:list>
      <text:p text:style-name="P5">S-9.7.4.1-ConfigurationDescriptionInformation-2021-04-25.pdf</text:p>
      <text:list xml:id="list1995591914" text:style-name="L6">
        <text:list-item>
          <text:list>
            <text:list-item>
              <text:p text:style-name="P20">Corrected definition of Newline delimiter (0x0A) in section <text:span text:style-name="T11">5 Format (Normative)</text:span> on line 41</text:p>
            </text:list-item>
          </text:list>
        </text:list-item>
      </text:list>
      <text:h text:style-name="P13" text:outline-level="3">New Documents <text:span text:style-name="T4">for Public Comment</text:span></text:h>
      <text:p text:style-name="P25"><text:span text:style-name="T12">The </text:span><text:span text:style-name="T15">next two docs have also been around for some years </text:span><text:span text:style-name="T16">but </text:span><text:span text:style-name="T15">needed to be “finished” </text:span><text:span text:style-name="T16">when </text:span><text:span text:style-name="T15">LogicRail Technologies </text:span><text:span text:style-name="T16">approached us </text:span><text:span text:style-name="T15">want</text:span><text:span text:style-name="T16">ing </text:span><text:span text:style-name="T15">to produce a LCC Fast Clock. There were minor changes (typos and readability) in 7-Mar-2021, </text:span><text:span text:style-name="T16">but the </text:span><text:span text:style-name="T15">previous changes were Sep-2018. Prototypes have been </text:span><text:span text:style-name="T16">made </text:span><text:span text:style-name="T15">and are working </text:span><text:span text:style-name="T16">fine </text:span><text:span text:style-name="T15">so </text:span><text:span text:style-name="T16">these too </text:span><text:span text:style-name="T14">s</text:span><text:span text:style-name="T12">hould be fine to adopt immediately, </text:span><text:span text:style-name="T16">even though they are new to the public</text:span><text:span text:style-name="T12">.</text:span></text:p>
      <text:p text:style-name="P3">S-9.7.4.5-BroadcastTime-2021-04-25.pdf</text:p>
      <text:p text:style-name="P8">TN-9.7.4.5-BroadcastTime-2021-04-25.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enlo-Regular" svg:font-family="Menlo-Regular" style:font-family-generic="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Times New Roman1" svg:font-family="'Times New Roman'"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lex Shepherd</meta:initial-creator>
    <meta:creation-date>2021-05-10T20:55:47.251693579</meta:creation-date>
    <dc:date>2021-06-13T07:51:41.438632663</dc:date>
    <dc:creator>Alex Shepherd</dc:creator>
    <meta:editing-duration>PT1H1M18S</meta:editing-duration>
    <meta:editing-cycles>14</meta:editing-cycles>
    <meta:generator>LibreOffice/7.0.5.2$MacOSX_X86_64 LibreOffice_project/64390860c6cd0aca4beafafcfd84613dd9dfb63a</meta:generator>
    <meta:document-statistic meta:table-count="0" meta:image-count="0" meta:object-count="0" meta:page-count="2" meta:paragraph-count="55" meta:word-count="576" meta:character-count="4435" meta:non-whitespace-character-count="3928"/>
  </office:meta>
</office:document-meta>
</file>